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 style:font-adornments="Обычный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adornments="Обычный" style:font-family-generic="roman" style:font-pitch="variable"/>
    <style:font-face style:name="Noto Sans1" svg:font-family="'Noto Sans'" style:font-adornments="Обычный" style:font-family-generic="roman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 style:master-page-name="First_20_Page">
      <style:paragraph-properties style:page-number="auto"/>
      <style:text-properties style:font-name="Pudelinka" officeooo:paragraph-rsid="0077fdf3"/>
    </style:style>
    <style:style style:name="P7" style:family="paragraph" style:parent-style-name="First_20_line_20_indent">
      <style:text-properties style:font-name="Pudelinka"/>
    </style:style>
    <style:style style:name="P8" style:family="paragraph" style:parent-style-name="Footer_20_left" style:master-page-name="Обратная_20_сторона">
      <style:paragraph-properties style:page-number="auto"/>
    </style:style>
    <style:style style:name="P9" style:family="paragraph" style:parent-style-name="Header_20_left">
      <style:text-properties style:font-name="Pudelinka" officeooo:rsid="008309f9" officeooo:paragraph-rsid="008309f9"/>
    </style:style>
    <style:style style:name="P10" style:family="paragraph" style:parent-style-name="Standard">
      <style:text-properties style:font-name="Pudelinka"/>
    </style:style>
    <style:style style:name="P11" style:family="paragraph" style:parent-style-name="Standard">
      <style:text-properties style:font-name="Pudelinka" officeooo:rsid="008309f9" officeooo:paragraph-rsid="008309f9"/>
    </style:style>
    <style:style style:name="T1" style:family="text">
      <style:text-properties officeooo:rsid="005ffed0"/>
    </style:style>
    <style:style style:name="T2" style:family="text">
      <style:text-properties officeooo:rsid="008309f9"/>
    </style:style>
    <style:style style:name="T3" style:family="text">
      <style:text-properties fo:color="#000000" loext:opacity="100%" style:font-name="Calibri" fo:font-size="28pt" style:font-size-asian="28pt"/>
    </style:style>
    <style:style style:name="T4" style:family="text">
      <style:text-properties fo:color="#000000" loext:opacity="100%" style:font-name="Calibri" fo:font-size="28pt" officeooo:rsid="008309f9" style:font-size-asian="28pt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 style:font-adornments="Обычный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adornments="Обычный" style:font-family-generic="roman" style:font-pitch="variable"/>
    <style:font-face style:name="Noto Sans1" svg:font-family="'Noto Sans'" style:font-adornments="Обычный" style:font-family-generic="roman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Объект_20_без_20_заливки" style:display-name="Объект без заливки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Noto Sans Devanagari1" fo:font-family="'Noto Sans Devanagari'" style:font-style-name="Обычный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Noto Sans Devanagari1" fo:font-family="'Noto Sans Devanagari'" style:font-style-name="Обычный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1" fo:font-family="'Noto Sans'" style:font-style-name="Обычный" style:font-family-generic="roman" style:font-pitch="variable" fo:font-size="18pt" style:font-size-asian="18pt"/>
    </style:style>
    <style:style style:name="Заглавие_20_А4" style:display-name="Заглавие А4" style:family="paragraph" style:parent-style-name="A4">
      <style:text-properties style:font-name="Noto Sans1" fo:font-family="'Noto Sans'" style:font-style-name="Обычный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1" fo:font-family="'Noto Sans'" style:font-style-name="Обычный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1" fo:font-family="'Noto Sans'" style:font-style-name="Обычный" style:font-family-generic="roman" style:font-pitch="variable" fo:font-size="18pt" style:font-size-asian="18pt"/>
    </style:style>
    <style:style style:name="A0" style:family="paragraph" style:parent-style-name="Text">
      <style:text-properties style:font-name="Noto Sans1" fo:font-family="'Noto Sans'" style:font-style-name="Обычный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1" fo:font-family="'Noto Sans'" style:font-style-name="Обычный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1" fo:font-family="'Noto Sans'" style:font-style-name="Обычный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1" fo:font-family="'Noto Sans'" style:font-style-name="Обычный" style:font-family-generic="roman" style:font-pitch="variable" fo:font-size="47.5pt" style:font-size-asian="47.5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" style:font-family-complex="'Noto Sans'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ёный" style:display-name="Контур зелё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Титульный_20_слайд_7e_LT_7e_Gliederung_20_1" style:display-name="Титульный слайд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Титульный_20_слайд_7e_LT_7e_Gliederung_20_2" style:display-name="Титульный слайд~LT~Gliederung 2" style:family="paragraph" style:parent-style-name="Титульный_20_слайд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Титульный_20_слайд_7e_LT_7e_Gliederung_20_3" style:display-name="Титульный слайд~LT~Gliederung 3" style:family="paragraph" style:parent-style-name="Титульный_20_слайд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Титульный_20_слайд_7e_LT_7e_Gliederung_20_4" style:display-name="Титульный слайд~LT~Gliederung 4" style:family="paragraph" style:parent-style-name="Титульный_20_слайд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5" style:display-name="Титульный слайд~LT~Gliederung 5" style:family="paragraph" style:parent-style-name="Титульный_20_слайд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6" style:display-name="Титульный слайд~LT~Gliederung 6" style:family="paragraph" style:parent-style-name="Титульный_20_слайд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7" style:display-name="Титульный слайд~LT~Gliederung 7" style:family="paragraph" style:parent-style-name="Титульный_20_слайд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8" style:display-name="Титульный слайд~LT~Gliederung 8" style:family="paragraph" style:parent-style-name="Титульный_20_слайд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9" style:display-name="Титульный слайд~LT~Gliederung 9" style:family="paragraph" style:parent-style-name="Титульный_20_слайд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Titel" style:display-name="Титульный слайд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Титульный_20_слайд_7e_LT_7e_Untertitel" style:display-name="Титульный слайд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Титульный_20_слайд_7e_LT_7e_Notizen" style:display-name="Титульный слайд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Титульный_20_слайд_7e_LT_7e_Hintergrundobjekte" style:display-name="Титульный слайд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Титульный_20_слайд_7e_LT_7e_Hintergrund" style:display-name="Титульный слайд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" style:font-family-complex="'Noto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Примечания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1" style:display-name="Заголовок и вертикальный текст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Заголовок_20_и_20_вертикальный_20_текст_7e_LT_7e_Gliederung_20_2" style:display-name="Заголовок и вертикальный текст~LT~Gliederung 2" style:family="paragraph" style:parent-style-name="Заголовок_20_и_20_вертикальный_20_текст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Заголовок_20_и_20_вертикальный_20_текст_7e_LT_7e_Gliederung_20_3" style:display-name="Заголовок и вертикальный текст~LT~Gliederung 3" style:family="paragraph" style:parent-style-name="Заголовок_20_и_20_вертикальный_20_текст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Заголовок_20_и_20_вертикальный_20_текст_7e_LT_7e_Gliederung_20_4" style:display-name="Заголовок и вертикальный текст~LT~Gliederung 4" style:family="paragraph" style:parent-style-name="Заголовок_20_и_20_вертикальный_20_текст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5" style:display-name="Заголовок и вертикальный текст~LT~Gliederung 5" style:family="paragraph" style:parent-style-name="Заголовок_20_и_20_вертикальный_20_текст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6" style:display-name="Заголовок и вертикальный текст~LT~Gliederung 6" style:family="paragraph" style:parent-style-name="Заголовок_20_и_20_вертикальный_20_текст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7" style:display-name="Заголовок и вертикальный текст~LT~Gliederung 7" style:family="paragraph" style:parent-style-name="Заголовок_20_и_20_вертикальный_20_текст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8" style:display-name="Заголовок и вертикальный текст~LT~Gliederung 8" style:family="paragraph" style:parent-style-name="Заголовок_20_и_20_вертикальный_20_текст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9" style:display-name="Заголовок и вертикальный текст~LT~Gliederung 9" style:family="paragraph" style:parent-style-name="Заголовок_20_и_20_вертикальный_20_текст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Titel" style:display-name="Заголовок и вертикальный текст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Заголовок_20_и_20_вертикальный_20_текст_7e_LT_7e_Untertitel" style:display-name="Заголовок и вертикальный текст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Заголовок_20_и_20_вертикальный_20_текст_7e_LT_7e_Notizen" style:display-name="Заголовок и вертикальный текст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Заголовок_20_и_20_вертикальный_20_текст_7e_LT_7e_Hintergrundobjekte" style:display-name="Заголовок и вертикальный текст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Заголовок_20_и_20_вертикальный_20_текст_7e_LT_7e_Hintergrund" style:display-name="Заголовок и вертикальный текст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Вертикальный_20_заголовок_20_и_20_текст_7e_LT_7e_Gliederung_20_1" style:display-name="Вертикальный заголовок и текст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Вертикальный_20_заголовок_20_и_20_текст_7e_LT_7e_Gliederung_20_2" style:display-name="Вертикальный заголовок и текст~LT~Gliederung 2" style:family="paragraph" style:parent-style-name="Вертикальный_20_заголовок_20_и_20_текст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Вертикальный_20_заголовок_20_и_20_текст_7e_LT_7e_Gliederung_20_3" style:display-name="Вертикальный заголовок и текст~LT~Gliederung 3" style:family="paragraph" style:parent-style-name="Вертикальный_20_заголовок_20_и_20_текст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Вертикальный_20_заголовок_20_и_20_текст_7e_LT_7e_Gliederung_20_4" style:display-name="Вертикальный заголовок и текст~LT~Gliederung 4" style:family="paragraph" style:parent-style-name="Вертикальный_20_заголовок_20_и_20_текст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5" style:display-name="Вертикальный заголовок и текст~LT~Gliederung 5" style:family="paragraph" style:parent-style-name="Вертикальный_20_заголовок_20_и_20_текст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6" style:display-name="Вертикальный заголовок и текст~LT~Gliederung 6" style:family="paragraph" style:parent-style-name="Вертикальный_20_заголовок_20_и_20_текст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7" style:display-name="Вертикальный заголовок и текст~LT~Gliederung 7" style:family="paragraph" style:parent-style-name="Вертикальный_20_заголовок_20_и_20_текст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8" style:display-name="Вертикальный заголовок и текст~LT~Gliederung 8" style:family="paragraph" style:parent-style-name="Вертикальный_20_заголовок_20_и_20_текст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9" style:display-name="Вертикальный заголовок и текст~LT~Gliederung 9" style:family="paragraph" style:parent-style-name="Вертикальный_20_заголовок_20_и_20_текст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Titel" style:display-name="Вертикальный заголовок и текст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Вертикальный_20_заголовок_20_и_20_текст_7e_LT_7e_Untertitel" style:display-name="Вертикальный заголовок и текст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Вертикальный_20_заголовок_20_и_20_текст_7e_LT_7e_Notizen" style:display-name="Вертикальный заголовок и текст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Вертикальный_20_заголовок_20_и_20_текст_7e_LT_7e_Hintergrundobjekte" style:display-name="Вертикальный заголовок и текст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Вертикальный_20_заголовок_20_и_20_текст_7e_LT_7e_Hintergrund" style:display-name="Вертикальный заголовок и текст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Заголовок_20_и_20_объект_7e_LT_7e_Gliederung_20_1" style:display-name="Заголовок и объект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Заголовок_20_и_20_объект_7e_LT_7e_Gliederung_20_2" style:display-name="Заголовок и объект~LT~Gliederung 2" style:family="paragraph" style:parent-style-name="Заголовок_20_и_20_объект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Заголовок_20_и_20_объект_7e_LT_7e_Gliederung_20_3" style:display-name="Заголовок и объект~LT~Gliederung 3" style:family="paragraph" style:parent-style-name="Заголовок_20_и_20_объект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Заголовок_20_и_20_объект_7e_LT_7e_Gliederung_20_4" style:display-name="Заголовок и объект~LT~Gliederung 4" style:family="paragraph" style:parent-style-name="Заголовок_20_и_20_объект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5" style:display-name="Заголовок и объект~LT~Gliederung 5" style:family="paragraph" style:parent-style-name="Заголовок_20_и_20_объект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6" style:display-name="Заголовок и объект~LT~Gliederung 6" style:family="paragraph" style:parent-style-name="Заголовок_20_и_20_объект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7" style:display-name="Заголовок и объект~LT~Gliederung 7" style:family="paragraph" style:parent-style-name="Заголовок_20_и_20_объект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8" style:display-name="Заголовок и объект~LT~Gliederung 8" style:family="paragraph" style:parent-style-name="Заголовок_20_и_20_объект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9" style:display-name="Заголовок и объект~LT~Gliederung 9" style:family="paragraph" style:parent-style-name="Заголовок_20_и_20_объект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Titel" style:display-name="Заголовок и объект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Заголовок_20_и_20_объект_7e_LT_7e_Untertitel" style:display-name="Заголовок и объект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Заголовок_20_и_20_объект_7e_LT_7e_Notizen" style:display-name="Заголовок и объект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Заголовок_20_и_20_объект_7e_LT_7e_Hintergrundobjekte" style:display-name="Заголовок и объект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Заголовок_20_и_20_объект_7e_LT_7e_Hintergrund" style:display-name="Заголовок и объект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Заголовок_20_раздела_7e_LT_7e_Gliederung_20_1" style:display-name="Заголовок раздела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Заголовок_20_раздела_7e_LT_7e_Gliederung_20_2" style:display-name="Заголовок раздела~LT~Gliederung 2" style:family="paragraph" style:parent-style-name="Заголовок_20_раздела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Заголовок_20_раздела_7e_LT_7e_Gliederung_20_3" style:display-name="Заголовок раздела~LT~Gliederung 3" style:family="paragraph" style:parent-style-name="Заголовок_20_раздела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Заголовок_20_раздела_7e_LT_7e_Gliederung_20_4" style:display-name="Заголовок раздела~LT~Gliederung 4" style:family="paragraph" style:parent-style-name="Заголовок_20_раздела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5" style:display-name="Заголовок раздела~LT~Gliederung 5" style:family="paragraph" style:parent-style-name="Заголовок_20_раздела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6" style:display-name="Заголовок раздела~LT~Gliederung 6" style:family="paragraph" style:parent-style-name="Заголовок_20_раздела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7" style:display-name="Заголовок раздела~LT~Gliederung 7" style:family="paragraph" style:parent-style-name="Заголовок_20_раздела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8" style:display-name="Заголовок раздела~LT~Gliederung 8" style:family="paragraph" style:parent-style-name="Заголовок_20_раздела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9" style:display-name="Заголовок раздела~LT~Gliederung 9" style:family="paragraph" style:parent-style-name="Заголовок_20_раздела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Titel" style:display-name="Заголовок раздела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Заголовок_20_раздела_7e_LT_7e_Untertitel" style:display-name="Заголовок раздела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Заголовок_20_раздела_7e_LT_7e_Notizen" style:display-name="Заголовок раздела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Заголовок_20_раздела_7e_LT_7e_Hintergrundobjekte" style:display-name="Заголовок раздела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Заголовок_20_раздела_7e_LT_7e_Hintergrund" style:display-name="Заголовок раздела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Два_20_объекта_7e_LT_7e_Gliederung_20_1" style:display-name="Два объекта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Два_20_объекта_7e_LT_7e_Gliederung_20_2" style:display-name="Два объекта~LT~Gliederung 2" style:family="paragraph" style:parent-style-name="Два_20_объекта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Два_20_объекта_7e_LT_7e_Gliederung_20_3" style:display-name="Два объекта~LT~Gliederung 3" style:family="paragraph" style:parent-style-name="Два_20_объекта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Два_20_объекта_7e_LT_7e_Gliederung_20_4" style:display-name="Два объекта~LT~Gliederung 4" style:family="paragraph" style:parent-style-name="Два_20_объекта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5" style:display-name="Два объекта~LT~Gliederung 5" style:family="paragraph" style:parent-style-name="Два_20_объекта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6" style:display-name="Два объекта~LT~Gliederung 6" style:family="paragraph" style:parent-style-name="Два_20_объекта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7" style:display-name="Два объекта~LT~Gliederung 7" style:family="paragraph" style:parent-style-name="Два_20_объекта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8" style:display-name="Два объекта~LT~Gliederung 8" style:family="paragraph" style:parent-style-name="Два_20_объекта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9" style:display-name="Два объекта~LT~Gliederung 9" style:family="paragraph" style:parent-style-name="Два_20_объекта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Titel" style:display-name="Два объекта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Два_20_объекта_7e_LT_7e_Untertitel" style:display-name="Два объекта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Два_20_объекта_7e_LT_7e_Notizen" style:display-name="Два объекта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Два_20_объекта_7e_LT_7e_Hintergrundobjekte" style:display-name="Два объекта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Два_20_объекта_7e_LT_7e_Hintergrund" style:display-name="Два объекта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Сравнение_7e_LT_7e_Gliederung_20_1" style:display-name="Сравнение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Сравнение_7e_LT_7e_Gliederung_20_2" style:display-name="Сравнение~LT~Gliederung 2" style:family="paragraph" style:parent-style-name="Сравнение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равнение_7e_LT_7e_Gliederung_20_3" style:display-name="Сравнение~LT~Gliederung 3" style:family="paragraph" style:parent-style-name="Сравнение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равнение_7e_LT_7e_Gliederung_20_4" style:display-name="Сравнение~LT~Gliederung 4" style:family="paragraph" style:parent-style-name="Сравнение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5" style:display-name="Сравнение~LT~Gliederung 5" style:family="paragraph" style:parent-style-name="Сравнение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6" style:display-name="Сравнение~LT~Gliederung 6" style:family="paragraph" style:parent-style-name="Сравнение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7" style:display-name="Сравнение~LT~Gliederung 7" style:family="paragraph" style:parent-style-name="Сравнение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8" style:display-name="Сравнение~LT~Gliederung 8" style:family="paragraph" style:parent-style-name="Сравнение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9" style:display-name="Сравнение~LT~Gliederung 9" style:family="paragraph" style:parent-style-name="Сравнение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Titel" style:display-name="Сравнение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Сравнение_7e_LT_7e_Untertitel" style:display-name="Сравнение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Сравнение_7e_LT_7e_Notizen" style:display-name="Сравнение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Сравнение_7e_LT_7e_Hintergrundobjekte" style:display-name="Сравнение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Сравнение_7e_LT_7e_Hintergrund" style:display-name="Сравнение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Только_20_заголовок_7e_LT_7e_Gliederung_20_1" style:display-name="Только заголовок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Только_20_заголовок_7e_LT_7e_Gliederung_20_2" style:display-name="Только заголовок~LT~Gliederung 2" style:family="paragraph" style:parent-style-name="Только_20_заголовок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Только_20_заголовок_7e_LT_7e_Gliederung_20_3" style:display-name="Только заголовок~LT~Gliederung 3" style:family="paragraph" style:parent-style-name="Только_20_заголовок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Только_20_заголовок_7e_LT_7e_Gliederung_20_4" style:display-name="Только заголовок~LT~Gliederung 4" style:family="paragraph" style:parent-style-name="Только_20_заголовок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5" style:display-name="Только заголовок~LT~Gliederung 5" style:family="paragraph" style:parent-style-name="Только_20_заголовок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6" style:display-name="Только заголовок~LT~Gliederung 6" style:family="paragraph" style:parent-style-name="Только_20_заголовок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7" style:display-name="Только заголовок~LT~Gliederung 7" style:family="paragraph" style:parent-style-name="Только_20_заголовок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8" style:display-name="Только заголовок~LT~Gliederung 8" style:family="paragraph" style:parent-style-name="Только_20_заголовок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9" style:display-name="Только заголовок~LT~Gliederung 9" style:family="paragraph" style:parent-style-name="Только_20_заголовок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Titel" style:display-name="Только заголовок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Только_20_заголовок_7e_LT_7e_Untertitel" style:display-name="Только заголовок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Только_20_заголовок_7e_LT_7e_Notizen" style:display-name="Только заголовок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Только_20_заголовок_7e_LT_7e_Hintergrundobjekte" style:display-name="Только заголовок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Только_20_заголовок_7e_LT_7e_Hintergrund" style:display-name="Только заголовок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Пустой_20_слайд_7e_LT_7e_Gliederung_20_1" style:display-name="Пустой слайд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Пустой_20_слайд_7e_LT_7e_Gliederung_20_2" style:display-name="Пустой слайд~LT~Gliederung 2" style:family="paragraph" style:parent-style-name="Пустой_20_слайд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Пустой_20_слайд_7e_LT_7e_Gliederung_20_3" style:display-name="Пустой слайд~LT~Gliederung 3" style:family="paragraph" style:parent-style-name="Пустой_20_слайд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Пустой_20_слайд_7e_LT_7e_Gliederung_20_4" style:display-name="Пустой слайд~LT~Gliederung 4" style:family="paragraph" style:parent-style-name="Пустой_20_слайд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5" style:display-name="Пустой слайд~LT~Gliederung 5" style:family="paragraph" style:parent-style-name="Пустой_20_слайд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6" style:display-name="Пустой слайд~LT~Gliederung 6" style:family="paragraph" style:parent-style-name="Пустой_20_слайд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7" style:display-name="Пустой слайд~LT~Gliederung 7" style:family="paragraph" style:parent-style-name="Пустой_20_слайд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8" style:display-name="Пустой слайд~LT~Gliederung 8" style:family="paragraph" style:parent-style-name="Пустой_20_слайд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9" style:display-name="Пустой слайд~LT~Gliederung 9" style:family="paragraph" style:parent-style-name="Пустой_20_слайд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Titel" style:display-name="Пустой слайд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Пустой_20_слайд_7e_LT_7e_Untertitel" style:display-name="Пустой слайд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Пустой_20_слайд_7e_LT_7e_Notizen" style:display-name="Пустой слайд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Пустой_20_слайд_7e_LT_7e_Hintergrundobjekte" style:display-name="Пустой слайд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Пустой_20_слайд_7e_LT_7e_Hintergrund" style:display-name="Пустой слайд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Объект_20_с_20_подписью_7e_LT_7e_Gliederung_20_1" style:display-name="Объект с подписью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Объект_20_с_20_подписью_7e_LT_7e_Gliederung_20_2" style:display-name="Объект с подписью~LT~Gliederung 2" style:family="paragraph" style:parent-style-name="Объект_20_с_20_подписью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Объект_20_с_20_подписью_7e_LT_7e_Gliederung_20_3" style:display-name="Объект с подписью~LT~Gliederung 3" style:family="paragraph" style:parent-style-name="Объект_20_с_20_подписью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Объект_20_с_20_подписью_7e_LT_7e_Gliederung_20_4" style:display-name="Объект с подписью~LT~Gliederung 4" style:family="paragraph" style:parent-style-name="Объект_20_с_20_подписью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5" style:display-name="Объект с подписью~LT~Gliederung 5" style:family="paragraph" style:parent-style-name="Объект_20_с_20_подписью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6" style:display-name="Объект с подписью~LT~Gliederung 6" style:family="paragraph" style:parent-style-name="Объект_20_с_20_подписью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7" style:display-name="Объект с подписью~LT~Gliederung 7" style:family="paragraph" style:parent-style-name="Объект_20_с_20_подписью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8" style:display-name="Объект с подписью~LT~Gliederung 8" style:family="paragraph" style:parent-style-name="Объект_20_с_20_подписью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9" style:display-name="Объект с подписью~LT~Gliederung 9" style:family="paragraph" style:parent-style-name="Объект_20_с_20_подписью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Titel" style:display-name="Объект с подписью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Объект_20_с_20_подписью_7e_LT_7e_Untertitel" style:display-name="Объект с подписью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Объект_20_с_20_подписью_7e_LT_7e_Notizen" style:display-name="Объект с подписью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Объект_20_с_20_подписью_7e_LT_7e_Hintergrundobjekte" style:display-name="Объект с подписью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Объект_20_с_20_подписью_7e_LT_7e_Hintergrund" style:display-name="Объект с подписью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Рисунок_20_с_20_подписью_7e_LT_7e_Gliederung_20_1" style:display-name="Рисунок с подписью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Рисунок_20_с_20_подписью_7e_LT_7e_Gliederung_20_2" style:display-name="Рисунок с подписью~LT~Gliederung 2" style:family="paragraph" style:parent-style-name="Рисунок_20_с_20_подписью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Рисунок_20_с_20_подписью_7e_LT_7e_Gliederung_20_3" style:display-name="Рисунок с подписью~LT~Gliederung 3" style:family="paragraph" style:parent-style-name="Рисунок_20_с_20_подписью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Рисунок_20_с_20_подписью_7e_LT_7e_Gliederung_20_4" style:display-name="Рисунок с подписью~LT~Gliederung 4" style:family="paragraph" style:parent-style-name="Рисунок_20_с_20_подписью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5" style:display-name="Рисунок с подписью~LT~Gliederung 5" style:family="paragraph" style:parent-style-name="Рисунок_20_с_20_подписью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6" style:display-name="Рисунок с подписью~LT~Gliederung 6" style:family="paragraph" style:parent-style-name="Рисунок_20_с_20_подписью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7" style:display-name="Рисунок с подписью~LT~Gliederung 7" style:family="paragraph" style:parent-style-name="Рисунок_20_с_20_подписью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8" style:display-name="Рисунок с подписью~LT~Gliederung 8" style:family="paragraph" style:parent-style-name="Рисунок_20_с_20_подписью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9" style:display-name="Рисунок с подписью~LT~Gliederung 9" style:family="paragraph" style:parent-style-name="Рисунок_20_с_20_подписью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Titel" style:display-name="Рисунок с подписью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Рисунок_20_с_20_подписью_7e_LT_7e_Untertitel" style:display-name="Рисунок с подписью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Рисунок_20_с_20_подписью_7e_LT_7e_Notizen" style:display-name="Рисунок с подписью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Рисунок_20_с_20_подписью_7e_LT_7e_Hintergrundobjekte" style:display-name="Рисунок с подписью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Рисунок_20_с_20_подписью_7e_LT_7e_Hintergrund" style:display-name="Рисунок с подписью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" style:font-family-complex="'Noto Sans'" style:font-family-generic-complex="system" style:font-pitch-complex="variable" style:font-size-complex="12pt"/>
    </style:style>
    <style:style style:name="Верхний_20_колонтитул_20_справа_20_" style:display-name="Верхний колонтитул справа " style:family="paragraph" style:parent-style-name="Header"/>
    <style:style style:name="Верхний_20_колонтитул_20_лева" style:display-name="Верхний колонтитул лева" style:family="paragraph" style:parent-style-name="Header_20_righ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left">
      <style:text-properties style:font-name="Pudelinka" officeooo:rsid="008309f9" officeooo:paragraph-rsid="008309f9"/>
    </style:style>
    <style:style style:name="MP2" style:family="paragraph" style:parent-style-name="First_20_line_20_indent">
      <style:text-properties style:font-name="Pudelinka"/>
    </style:style>
    <style:style style:name="MP3" style:family="paragraph" style:parent-style-name="Standard">
      <style:text-properties style:font-name="Pudelinka"/>
    </style:style>
    <style:style style:name="MP4" style:family="paragraph" style:parent-style-name="Standard">
      <style:text-properties style:font-name="Pudelinka" officeooo:rsid="008309f9" officeooo:paragraph-rsid="008309f9"/>
    </style:style>
    <style:style style:name="MP5" style:family="paragraph" style:parent-style-name="Header_20_right">
      <style:text-properties style:text-rotation-angle="270" style:text-rotation-scale="line-height"/>
    </style:style>
    <style:style style:name="MP6" style:family="paragraph" style:parent-style-name="Footer_20_left" style:master-page-name="Обратная_20_сторона">
      <style:paragraph-properties style:page-number="auto"/>
    </style:style>
    <style:style style:name="MP7" style:family="paragraph" style:parent-style-name="Footer_20_left">
      <style:text-properties officeooo:rsid="005ffed0" officeooo:paragraph-rsid="005ffed0"/>
    </style:style>
    <style:style style:name="MP8" style:family="paragraph" style:parent-style-name="Гриф_5f_Экземпляр">
      <style:text-properties officeooo:paragraph-rsid="007cf328"/>
    </style:style>
    <style:style style:name="MP9" style:family="paragraph" style:parent-style-name="Гриф_5f_Экземпляр">
      <style:text-properties officeooo:rsid="005d3465" officeooo:paragraph-rsid="007cf328"/>
    </style:style>
    <style:style style:name="MP10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MP1">Поздравление с рождеством </text:p>
        <text:p text:style-name="MP1">КОЛЯДКА </text:p>
        <text:p text:style-name="MP2">Под снежком звенит метель,<text:line-break/>В небе — звёздная капель.<text:line-break/>Рождество стучится в дом —<text:line-break/>Счастье, свет и мир во всём!</text:p>
        <text:p text:style-name="MP3"/>
        <text:p text:style-name="MP4"><text:a xlink:type="simple" xlink:href="../../019b3a82-a8f5-76da-a353-e6babdf5ce37.mp4" text:style-name="Internet_20_link" text:visited-style-name="Visited_20_Internet_20_Link">Демонстрация работы </text:a></text:p>
      </style:header>
    </style:master-page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5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6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7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8"/>
            </table:table-cell>
            <table:table-cell office:value-type="string">
              <text:p text:style-name="MP9"/>
            </table:table-cell>
          </table:table-row>
        </table:table>
        <text:p text:style-name="MP10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0T09:40:44.995145071</meta:creation-date>
    <dc:title>Default</dc:title>
    <meta:editing-cycles>2</meta:editing-cycles>
    <meta:editing-duration>PT38M33S</meta:editing-duration>
    <meta:generator>LibreOffice/7.6.7.2$Linux_X86_64 LibreOffice_project/60$Build-2</meta:generator>
    <dc:date>2025-12-20T10:19:17.660881553</dc:date>
    <meta:document-statistic meta:table-count="1" meta:image-count="0" meta:object-count="0" meta:page-count="1" meta:paragraph-count="14" meta:word-count="47" meta:character-count="248" meta:non-whitespace-character-count="210"/>
  </office:meta>
</office:document-meta>
</file>